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Avoid using from the same location more than once Avoid using from a location that cannot be easily evacuated in case of attack Keep transmission under 10 minutes Turn off and remove battery as soon as the transmission is over and before traveling Avoid having multiple parties transmit from the same location Use code words in highly sensitive transmissions, or avoid satellite phones entirely Routinely delete call logs and sent folders Keep the sim card separate from the phone when not transm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